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5.703cm" fo:margin-left="5.149cm" table:align="left"/>
    </style:style>
    <style:style style:name="Tabla1.A" style:family="table-column">
      <style:table-column-properties style:column-width="3.351cm"/>
    </style:style>
    <style:style style:name="Tabla1.B" style:family="table-column">
      <style:table-column-properties style:column-width="2.35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29e5" officeooo:paragraph-rsid="001829e5"/>
    </style:style>
    <style:style style:name="P2" style:family="paragraph" style:parent-style-name="Standard">
      <style:text-properties officeooo:rsid="001bcced" officeooo:paragraph-rsid="001bcced"/>
    </style:style>
    <style:style style:name="P3" style:family="paragraph" style:parent-style-name="Standard">
      <style:text-properties officeooo:paragraph-rsid="001dab96"/>
    </style:style>
    <style:style style:name="P4" style:family="paragraph" style:parent-style-name="Table_20_Contents">
      <style:text-properties officeooo:rsid="001bcced" officeooo:paragraph-rsid="001bcced"/>
    </style:style>
    <style:style style:name="P5" style:family="paragraph" style:parent-style-name="Table_20_Contents">
      <style:paragraph-properties fo:text-align="center" style:justify-single-word="false"/>
      <style:text-properties fo:font-weight="bold" officeooo:rsid="001bcced" officeooo:paragraph-rsid="001bcced" style:font-weight-asian="bold" style:font-weight-complex="bold"/>
    </style:style>
    <style:style style:name="P6" style:family="paragraph" style:parent-style-name="Heading_20_3">
      <style:paragraph-properties fo:text-align="justify" style:justify-single-word="false"/>
    </style:style>
    <style:style style:name="P7" style:family="paragraph" style:parent-style-name="Standard" style:list-style-name="L1">
      <style:text-properties officeooo:paragraph-rsid="001829e5"/>
    </style:style>
    <style:style style:name="P8" style:family="paragraph" style:parent-style-name="Standard" style:list-style-name="L1">
      <style:text-properties officeooo:paragraph-rsid="001ad743"/>
    </style:style>
    <style:style style:name="P9" style:family="paragraph" style:parent-style-name="Standard" style:list-style-name="L1">
      <style:text-properties officeooo:paragraph-rsid="001bcced"/>
    </style:style>
    <style:style style:name="P10" style:family="paragraph" style:parent-style-name="Standard" style:list-style-name="L1">
      <style:text-properties officeooo:rsid="001829e5" officeooo:paragraph-rsid="001829e5"/>
    </style:style>
    <style:style style:name="P11" style:family="paragraph" style:parent-style-name="Standard">
      <style:text-properties officeooo:rsid="001829e5" officeooo:paragraph-rsid="001829e5"/>
    </style:style>
    <style:style style:name="P12" style:family="paragraph" style:parent-style-name="Standard" style:list-style-name="L1">
      <style:text-properties officeooo:rsid="001bcced" officeooo:paragraph-rsid="001bcced"/>
    </style:style>
    <style:style style:name="P13" style:family="paragraph" style:parent-style-name="Standard">
      <style:text-properties officeooo:rsid="001bcced" officeooo:paragraph-rsid="001bcced"/>
    </style:style>
    <style:style style:name="P14" style:family="paragraph" style:parent-style-name="Standard">
      <style:text-properties officeooo:rsid="001e90e8" officeooo:paragraph-rsid="001e90e8"/>
    </style:style>
    <style:style style:name="P15" style:family="paragraph" style:parent-style-name="Standard">
      <style:text-properties officeooo:paragraph-rsid="001e90e8"/>
    </style:style>
    <style:style style:name="P16" style:family="paragraph" style:parent-style-name="Standard">
      <style:text-properties officeooo:paragraph-rsid="002204c6"/>
    </style:style>
    <style:style style:name="P17" style:family="paragraph" style:parent-style-name="Standard">
      <style:text-properties officeooo:rsid="00242cf9" officeooo:paragraph-rsid="00242cf9"/>
    </style:style>
    <style:style style:name="P18" style:family="paragraph" style:parent-style-name="Standard">
      <style:text-properties officeooo:paragraph-rsid="00242cf9"/>
    </style:style>
    <style:style style:name="P19" style:family="paragraph" style:parent-style-name="Standard">
      <style:text-properties officeooo:rsid="001dab96" officeooo:paragraph-rsid="001dab96"/>
    </style:style>
    <style:style style:name="P20" style:family="paragraph" style:parent-style-name="Standard">
      <style:text-properties officeooo:rsid="00262187" officeooo:paragraph-rsid="00262187"/>
    </style:style>
    <style:style style:name="P21" style:family="paragraph" style:parent-style-name="Standard">
      <style:text-properties officeooo:paragraph-rsid="00262187"/>
    </style:style>
    <style:style style:name="P22" style:family="paragraph" style:parent-style-name="Standard">
      <style:text-properties officeooo:paragraph-rsid="001dab96"/>
    </style:style>
    <style:style style:name="P23" style:family="paragraph" style:parent-style-name="Standard">
      <style:text-properties fo:font-weight="bold" officeooo:rsid="001e90e8" officeooo:paragraph-rsid="001e90e8" style:font-weight-asian="bold" style:font-weight-complex="bold"/>
    </style:style>
    <style:style style:name="T1" style:family="text">
      <style:text-properties officeooo:rsid="001829e5"/>
    </style:style>
    <style:style style:name="T2" style:family="text">
      <style:text-properties fo:font-weight="bold" style:font-weight-asian="bold" style:font-weight-complex="bold"/>
    </style:style>
    <style:style style:name="T3" style:family="text">
      <style:text-properties fo:font-weight="bold" officeooo:rsid="001829e5" style:font-weight-asian="bold" style:font-weight-complex="bold"/>
    </style:style>
    <style:style style:name="T4" style:family="text">
      <style:text-properties fo:font-weight="bold" officeooo:rsid="001ad743" style:font-weight-asian="bold" style:font-weight-complex="bold"/>
    </style:style>
    <style:style style:name="T5" style:family="text">
      <style:text-properties fo:font-weight="bold" officeooo:rsid="001dab96" style:font-weight-asian="bold" style:font-weight-complex="bold"/>
    </style:style>
    <style:style style:name="T6" style:family="text">
      <style:text-properties fo:font-weight="bold" officeooo:rsid="00262187" style:font-weight-asian="bold" style:font-weight-complex="bold"/>
    </style:style>
    <style:style style:name="T7" style:family="text">
      <style:text-properties officeooo:rsid="00199e96"/>
    </style:style>
    <style:style style:name="T8" style:family="text">
      <style:text-properties officeooo:rsid="001ad743"/>
    </style:style>
    <style:style style:name="T9" style:family="text">
      <style:text-properties officeooo:rsid="001bcced"/>
    </style:style>
    <style:style style:name="T10" style:family="text">
      <style:text-properties officeooo:rsid="001dab96"/>
    </style:style>
    <style:style style:name="T11" style:family="text">
      <style:text-properties officeooo:rsid="001e90e8"/>
    </style:style>
    <style:style style:name="T12" style:family="text">
      <style:text-properties fo:font-style="italic" officeooo:rsid="001e90e8" style:font-style-asian="italic" style:font-style-complex="italic"/>
    </style:style>
    <style:style style:name="T13" style:family="text">
      <style:text-properties officeooo:rsid="00200ad7"/>
    </style:style>
    <style:style style:name="T14" style:family="text">
      <style:text-properties officeooo:rsid="002204c6"/>
    </style:style>
    <style:style style:name="T15" style:family="text">
      <style:text-properties officeooo:rsid="0023896d"/>
    </style:style>
    <style:style style:name="T16" style:family="text">
      <style:text-properties officeooo:rsid="00242cf9"/>
    </style:style>
    <style:style style:name="T17" style:family="text">
      <style:text-properties officeooo:rsid="002621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Heading_20_3" text:outline-level="3">Definiciones</text:h>
      <text:p text:style-name="P3"><text:span text:style-name="T5">Serie</text:span><text:span text:style-name="T10">: conjunto de 3 o 4 fichas del mismo valor y distinto color. También llamamos serie a las de 2 fichas, pero sólo son válidas en la mesa las de 3 o 4 fichas.</text:span></text:p>
      <text:p text:style-name="P3"/>
      <text:p text:style-name="P3"><text:span text:style-name="T5">Escalera</text:span><text:span text:style-name="T10">: conjunto de 3 o más fichas del mismo color y de valores consecutivos. También llamamos escalera a las de 2 fichas, pero sólo son válidas en la mesa las de 3 o más fichas.</text:span></text:p>
      <text:p text:style-name="P3"/>
      <text:p text:style-name="P19"><text:span text:style-name="T2">Grupo</text:span>: serie o escalera.</text:p>
      <text:p text:style-name="P19"/>
      <text:p text:style-name="P21"><text:span text:style-name="T6">Mano del jugador (o computador)</text:span><text:span text:style-name="T17">: conjunto de fichas en posesión del jugador y con las que puede formar grupos en la Mesa, Para formar estos grupos puede hacer uso de las fichas de la mesa, pero siempre tiene que usar al menos una ficha de su mano.</text:span></text:p>
      <text:p text:style-name="P21"/>
      <text:p text:style-name="P20"><text:span text:style-name="T2">Mesa</text:span>: conjunto de grupos que han sido formados a lo largo del juego y lugar donde se forman los nuevos grupos</text:p>
      <text:p text:style-name="P20"/>
      <text:h text:style-name="P6" text:outline-level="3"><text:span text:style-name="T17">J</text:span>ugadas automáticas del computador <text:span text:style-name="T17">y s</text:span>ugerencias de juego para el jugador</text:h>
      <text:p text:style-name="P1"><text:s/></text:p>
      <text:p text:style-name="P20">El computador puede realizar 5 tipos de jugadas:</text:p>
      <text:list xml:id="list4261394464" text:style-name="L1">
        <text:list-item>
          <text:p text:style-name="P10"><text:span text:style-name="T2">Busca una Serie</text:span> de 3 o 4 fichas sino encuentra busca series de 2 +1 fichas (es decir 2 del jugador y una de la mesa). Esta operación consume 2,3 o 4 fichas</text:p>
        </text:list-item>
        <text:list-item>
          <text:p text:style-name="P7"><text:span text:style-name="T3">Busca una Escalera</text:span><text:span text:style-name="T1"> de 3 o más fichas. Sino encuentra busca escaleras de 2 +1 fichas (es decir 2 del jugador y una de la mesa). Esta operación consume entre 2 y 13 fichas</text:span></text:p>
          <text:p text:style-name="P10">De las dos anteriores elige la operación que consuma más fichas de jugador</text:p>
        </text:list-item>
        <text:list-item>
          <text:p text:style-name="P7"><text:span text:style-name="T3">Ampliar escalera</text:span><text:span text:style-name="T1">. Busca una escalera en la mesa y una ficha del jugador que pueda ampliarla por la izquierda o por la derecha. Esta operación consume </text:span><text:span text:style-name="T7">1</text:span><text:span text:style-name="T1"> fichas, </text:span><text:span text:style-name="T7">aunque la operación se podría iterar varias veces (no está implementado) y consumir más fichas. En todo caso, no tendría sentido, iterar más de 2 veces por cada lado, porque más de 3 por uno de los lados formaría una serie de 3. </text:span></text:p>
        </text:list-item>
        <text:list-item>
          <text:p text:style-name="P8"><text:span text:style-name="T4">Ampliar serie</text:span><text:span text:style-name="T8">. </text:span><text:span text:style-name="T1">Busca una </text:span><text:span text:style-name="T8">serie de <text:s/>3 fichas </text:span><text:span text:style-name="T1">en la mesa y una ficha del jugador que pueda ampliarla por la izquierda o por la derecha </text:span><text:span text:style-name="T8">para pasarla a serie de 4 fichas (tamaño máximo de las series)</text:span><text:span text:style-name="T1">. Esta operación consume </text:span><text:span text:style-name="T7">1</text:span><text:span text:style-name="T1"> ficha.</text:span></text:p>
        </text:list-item>
        <text:list-item>
          <text:p text:style-name="P9"><text:span text:style-name="T4">Corte</text:span><text:span text:style-name="T8">. La jugada comienza cortando una fila de la mesa en dos nuevas filas: el grupo1 y el grupo2, de manera que los tamaños de ambas grupos sea 2 y 3 como mínimo. Ahora hay que completar, </text:span><text:span text:style-name="T9">con una fichas del jugador, </text:span><text:span text:style-name="T8">el grupo de 2 (si existe) o cualquiera de los d</text:span><text:span text:style-name="T9">o</text:span><text:span text:style-name="T8">s </text:span><text:span text:style-name="T9">g</text:span><text:span text:style-name="T8">rupos si sus tamaños son mayores de </text:span><text:span text:style-name="T9">3. Nótese que hablamos de grupos y no de series o escaleras. Esta operación sobre un mismo corte también podría repetirse varias veces. </text:span><text:span text:style-name="T1">Esta operación consume </text:span><text:span text:style-name="T7">1</text:span><text:span text:style-name="T1"> ficha.</text:span></text:p>
          <text:p text:style-name="P12"/>
          <text:p text:style-name="P12">Operaciones <text:span text:style-name="T17">aún </text:span>no implementadas: movimientos de fichas entre grupos de la mesa.</text:p>
        </text:list-item>
      </text:list>
      <text:p text:style-name="P2"/>
      <text:p text:style-name="P2"/>
      <text:p text:style-name="P2"/>
      <text:p text:style-name="P2"/>
      <text:p text:style-name="P2"/>
      <text:p text:style-name="P2"/>
      <text:p text:style-name="P2"/>
      <text:p text:style-name="P2"/>
      <text:p text:style-name="P2"><text:soft-page-break/>Resumen:</text:p>
      <text:p text:style-name="P2"/>
      <table:table table:name="Tabla1" table:style-name="Tabla1">
        <table:table-column table:style-name="Tabla1.A"/>
        <table:table-column table:style-name="Tabla1.B"/>
        <table:table-row>
          <table:table-cell table:style-name="Tabla1.A1" office:value-type="string">
            <text:p text:style-name="P5">Jugada</text:p>
          </table:table-cell>
          <table:table-cell table:style-name="Tabla1.B1" office:value-type="string">
            <text:p text:style-name="P5">Consumo de fichas</text:p>
          </table:table-cell>
        </table:table-row>
        <table:table-row>
          <table:table-cell table:style-name="Tabla1.A2" office:value-type="string">
            <text:p text:style-name="P4">Buscar Serie</text:p>
          </table:table-cell>
          <table:table-cell table:style-name="Tabla1.B2" office:value-type="string">
            <text:p text:style-name="P4">[2,4]</text:p>
          </table:table-cell>
        </table:table-row>
        <table:table-row>
          <table:table-cell table:style-name="Tabla1.A2" office:value-type="string">
            <text:p text:style-name="P4">Buscar Escalera</text:p>
          </table:table-cell>
          <table:table-cell table:style-name="Tabla1.B2" office:value-type="string">
            <text:p text:style-name="P4">[2,13]</text:p>
          </table:table-cell>
        </table:table-row>
        <table:table-row>
          <table:table-cell table:style-name="Tabla1.A2" office:value-type="string">
            <text:p text:style-name="P4">Ampliar Escalera</text:p>
          </table:table-cell>
          <table:table-cell table:style-name="Tabla1.B2" office:value-type="string">
            <text:p text:style-name="P4">1</text:p>
          </table:table-cell>
        </table:table-row>
        <table:table-row>
          <table:table-cell table:style-name="Tabla1.A2" office:value-type="string">
            <text:p text:style-name="P4">Ampliar Serie</text:p>
          </table:table-cell>
          <table:table-cell table:style-name="Tabla1.B2" office:value-type="string">
            <text:p text:style-name="P4">1</text:p>
          </table:table-cell>
        </table:table-row>
        <table:table-row>
          <table:table-cell table:style-name="Tabla1.A2" office:value-type="string">
            <text:p text:style-name="P4">Corte</text:p>
          </table:table-cell>
          <table:table-cell table:style-name="Tabla1.B2" office:value-type="string">
            <text:p text:style-name="P4">1</text:p>
          </table:table-cell>
        </table:table-row>
      </table:table>
      <text:p text:style-name="P23"/>
      <text:p text:style-name="P23"/>
      <text:p text:style-name="P23">Jugadas manuales</text:p>
      <text:p text:style-name="P14"/>
      <text:p text:style-name="P15"><text:span text:style-name="T11">Las jugadas manuales se basan en el mecanismo de </text:span><text:span text:style-name="T12">drag-and-drop</text:span><text:span text:style-name="T11"> que ofrece HTML5: arrastrar y soltar. Incluye también la operación para “cortar” un grupo de la mesa. El arrastre de una ficha puede hacerse desde la mano del jugador a un grupo de la mesa o la zona destinada para crear nuevos grupos o entre un grupo de la mesa y otro. En cualquier caso las zonas de descarga de la jugada de arrastre solo son las fichas de los extremos de los grupos existentes y únicamente cuando al pasar el cursor sobre ellos se muestran de color verde. Todas </text:span><text:span text:style-name="T13">las</text:span><text:span text:style-name="T11"> jugadas manuales deben ser confirmadas o canceladas usando los botones que aparecen para ese efecto. </text:span><text:span text:style-name="T15">Por tanto, las jugadas manuales son “cancelables”. Si al final de la jugada de presiona el botón “cancelar” la situación del juego volverá a la que era antes de iniciar la jugada manual. Si, por el contrario, se presiona el botón “aceptar” se dejarán sobre la mesa todos los grupos que estén bien formados; es decir series y escaleras de 3 <text:s/>más fichas.</text:span></text:p>
      <text:p text:style-name="P17">Sólo las fichas en los extremos de los grupos de la Mesa son arrastables. A medida que se van moviendo fichas de un grupo, las fichas que ahora ocupan los extremos pasan a ser arrastables.</text:p>
      <text:p text:style-name="P18"><text:span text:style-name="T16">Las fichas que se arrastran solo pueden soltarse en los extremos de otra fila o en la zona destinada a la creación de nuevas filas.</text:span></text:p>
      <text:p text:style-name="P15"/>
      <text:p text:style-name="P16"><text:span text:style-name="T14">Cuando las jugadas realizadas utilicen alguna ficha de la mano al finalizar el turno no se robará fich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2T18:50:06.556000000</meta:creation-date>
    <dc:date>2020-10-04T09:34:33.333000000</dc:date>
    <meta:editing-duration>PT32M27S</meta:editing-duration>
    <meta:editing-cycles>7</meta:editing-cycles>
    <meta:generator>LibreOffice/7.0.0.3$Windows_X86_64 LibreOffice_project/8061b3e9204bef6b321a21033174034a5e2ea88e</meta:generator>
    <meta:document-statistic meta:table-count="1" meta:image-count="0" meta:object-count="0" meta:page-count="2" meta:paragraph-count="34" meta:word-count="738" meta:character-count="3977" meta:non-whitespace-character-count="3273"/>
  </office:meta>
</office:document-meta>
</file>